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7.78mm"/>
    </style:style>
    <style:style style:name="co3" style:family="table-column">
      <style:table-column-properties fo:break-before="auto" style:column-width="7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pisodi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mporada</text:p>
          </table:table-cell>
          <table:table-cell office:value-type="string" calcext:value-type="string">
            <text:p><text:s/>Episodio</text:p>
          </table:table-cell>
          <table:table-cell office:value-type="string" calcext:value-type="string">
            <text:p><text:s/>No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shin Battousai, o Espadachim Legendá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 Aluno Rebel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 Homem Que Deixou o Pass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 Lutador Sanosu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nshin contra Zan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 Visitante Que Veio Das Trev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Grande Lu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Mulher Misterio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ma Gangue Podero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Tentativa de um Resg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ma Colisão Entre a Luz e as Trev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 Nascimento de Um Espadach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 Lutador de Sumô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 Médica Nova na Cida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s Retalhadores Legendári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 Hora da Verda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rimo, o Canhão Huma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 Luta de Yahi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 Fantasia do Reino Proibi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Volta do Estilo Shin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 Ambição de Raijuu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 Viagem de Tr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nosuke Volta ao Pass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nshin Contra Sanosu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 Navio Pir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 Famosa Pirata Shu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 Fim dos Pirat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 Retorno do Lob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 Inimigo Mais Poderos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 Vingança do Vilã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 Despedida de Kensh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Vida Sem Kensh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À Procura de Kensh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ma Garota Vale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 Cidade Rouba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 Encontro de Shishio e Kensh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ojiro Versus Kensh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 Treinamento de Sanosuk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 Espada Mais Podero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uta Fat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 Encontro Com o Mest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Traição de Aosh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ntre a Vida e a Mor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 Gangue Mais Podero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Fuga de Shish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 Navio de Aç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 Encontro da Gang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 Passado de Anj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s Olhos do Coraçã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ra de Honrar a Promes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 Duelo Continu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 Ataque a Aoiy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 Gigante versus o Super-Hom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 Paraíso Contra a Ter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 Passado de Soji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 Última Batalha de Soji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Batalha Fin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Batalha Continu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Luta Continu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ma Luta Sem Venced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 Destino do Grupo Juppongata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Volta ao L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 Garota do Espadachi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íncipe Por um D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 Cachorro Famos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 Anel de Noivad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Espada Lendár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 Profecia se Cumprirá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 Momento da Verda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enshin Nas Trev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 Traiçã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 Passado Triste de Shogo e Say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 Plano Para Mat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 Tristeza de Sanosuk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 Última Guerra San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ma Nova Cha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alsa Identidade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 Artis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prendendo a Lut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 Treinament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contecimento em Shiragay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is Precioso Que o Dinheir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 Elixir Milagros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álsamo Divi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 Armadilha Está Pron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ia Vermelh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 Fim dos Cavaleiros Negro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romessa Eter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ntrega Para Meu Anj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 Mistério do Pentagram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óximo Al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ei Marci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 Inimigo Aguar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Desenlace Fin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 Fim do Verão (Inédito no Brasi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8" meta:object-count="0"/>
    <meta:generator>LibreOffice/5.4.1.2.0$Linux_X86_64 LibreOffice_project/40m0$Build-2</meta:generator>
  </office:meta>
</office:document-meta>
</file>